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 style:data-style-name="N100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1018" table:default-cell-style-name="Default"/>
        <table:table-row table:style-name="ro1">
          <table:table-cell/>
          <table:table-cell table:style-name="ce1" office:value-type="string" calcext:value-type="string">
            <text:p>Unnamed: 0</text:p>
          </table:table-cell>
          <table:table-cell table:style-name="ce1" office:value-type="string" calcext:value-type="string">
            <text:p>REPO_URL</text:p>
          </table:table-cell>
          <table:table-cell table:style-name="ce1" office:value-type="string" calcext:value-type="string">
            <text:p>TASK_ID</text:p>
          </table:table-cell>
          <table:table-cell table:style-name="ce1" office:value-type="string" calcext:value-type="string">
            <text:p>#HASHES</text:p>
          </table:table-cell>
          <table:table-cell table:style-name="ce3" office:value-type="string" calcext:value-type="string">
            <text:p>HASHES</text:p>
          </table:table-cell>
          <table:table-cell table:style-name="ce1" office:value-type="string" calcext:value-type="string">
            <text:p>#PROD_FILES</text:p>
          </table:table-cell>
          <table:table-cell table:style-name="ce1" office:value-type="string" calcext:value-type="string">
            <text:p>#TEST_FILES</text:p>
          </table:table-cell>
          <table:table-cell table:style-name="ce1" office:value-type="string" calcext:value-type="string">
            <text:p>LAST</text:p>
          </table:table-cell>
          <table:table-cell table:style-name="ce1" office:value-type="string" calcext:value-type="string">
            <text:p>MERGE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Oldest Commit</text:p>
          </table:table-cell>
          <table:table-cell table:style-name="ce1" office:value-type="string" calcext:value-type="string">
            <text:p>Most Recent Commit</text:p>
          </table:table-cell>
          <table:table-cell table:number-columns-repeated="1011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 table:style-name="ce2" office:value-type="string" calcext:value-type="string">
            <text:p><text:a xlink:href="https://github.com/jekyll/jekyll.git" xlink:type="simple">https://github.com/jekyll/jekyll.git</text:a></text:p>
          </table:table-cell>
          <table:table-cell office:value-type="float" office:value="805" calcext:value-type="float">
            <text:p>80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b2b634e767c7a8775b41e8f8a28353577d84e340, fcce0d5482e6cd541e3e6857cad00a6969a9dd4e, d070a77716f65fc9cbdef1aed91943959e9616e0, bff1726a5a24551164d958eca93983b96a975203, 6a72d4a98690d5b13eca50c42bcbb9c8c3daca35, cd2688ab6665367b3e65ce7d1e878bb00599f4b9, 9bb59e9999ef7ecd6ce64022fc6394906c9f43e5, 30ceda52ef6f00a1edefcd8c9ce1bf1e81c1028c, 659f0869e078249c2dfa1a6b088f8f934b9956f5, 233589e15076c41ac4b95ad6e0595f2f6a4a7ac2, 532bb9e9cb4851405ed595ed315724779b93b286, 4935e85f7cd1f09cefbe9988fd0e52eeb49d6f9a, 03488b1cde735eaac9a75a64cc155324f4167e64, ebe3c106047f5843f354c8b88a640a146bd1df2d, 82c3ee365f5a8b948ce2ea853d75a954fa709939]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2b634e767c7a8775b41e8f8a28353577d84e340</text:p>
          </table:table-cell>
          <table:table-cell office:value-type="string" calcext:value-type="string">
            <text:p>ec25ddee17d7a569e564c01ce97b1cf994d0d8cf</text:p>
          </table:table-cell>
          <table:table-cell table:number-columns-repeated="2" office:value-type="string" calcext:value-type="string">
            <text:p>f92d6639e65a66a159c260e8b4068197b5e09e42</text:p>
          </table:table-cell>
          <table:table-cell office:value-type="string" calcext:value-type="string">
            <text:p>ec25ddee17d7a569e564c01ce97b1cf994d0d8cf</text:p>
          </table:table-cell>
          <table:table-cell table:number-columns-repeated="1011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office:value-type="float" office:value="374" calcext:value-type="float">
            <text:p>374</text:p>
          </table:table-cell>
          <table:table-cell table:style-name="ce2" office:value-type="string" calcext:value-type="string">
            <text:p><text:a xlink:href="https://github.com/jekyll/jekyll.git" xlink:type="simple">https://github.com/jekyll/jekyll.git</text:a></text:p>
          </table:table-cell>
          <table:table-cell office:value-type="float" office:value="838" calcext:value-type="float">
            <text:p>8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918bfd5fe5f9f411869f3bfbbf81a478316f04b2, 4359dba84ad428b5cbf38d4c0f8863da491a2a87, 657a8d7239533553571559aad954b40764e55b79, effe23a00896a2b91edaf873a5611ee165a0a3f0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918bfd5fe5f9f411869f3bfbbf81a478316f04b2</text:p>
          </table:table-cell>
          <table:table-cell office:value-type="string" calcext:value-type="string">
            <text:p>64e87bfac98164f93db49c4cd4945644440f4b8c</text:p>
          </table:table-cell>
          <table:table-cell table:number-columns-repeated="2" office:value-type="string" calcext:value-type="string">
            <text:p>c22753030041144f2e1094a1c6bafaba3c1ca0fa</text:p>
          </table:table-cell>
          <table:table-cell office:value-type="string" calcext:value-type="string">
            <text:p>64e87bfac98164f93db49c4cd4945644440f4b8c</text:p>
          </table:table-cell>
          <table:table-cell table:number-columns-repeated="1011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office:value-type="float" office:value="375" calcext:value-type="float">
            <text:p>375</text:p>
          </table:table-cell>
          <table:table-cell table:style-name="ce2" office:value-type="string" calcext:value-type="string">
            <text:p><text:a xlink:href="https://github.com/jekyll/jekyll.git" xlink:type="simple">https://github.com/jekyll/jekyll.git</text:a></text:p>
          </table:table-cell>
          <table:table-cell office:value-type="float" office:value="855" calcext:value-type="float">
            <text:p>8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7a8695196a70cc2b6d3a9ad95dd3d18ff121120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87a8695196a70cc2b6d3a9ad95dd3d18ff121120</text:p>
          </table:table-cell>
          <table:table-cell office:value-type="string" calcext:value-type="string">
            <text:p>c1761bc478184c199b8fe3ec82c12f0615f53720</text:p>
          </table:table-cell>
          <table:table-cell table:number-columns-repeated="2" office:value-type="string" calcext:value-type="string">
            <text:p>1c515c9789620d244317fee992e66b85a7c05687</text:p>
          </table:table-cell>
          <table:table-cell office:value-type="string" calcext:value-type="string">
            <text:p>c1761bc478184c199b8fe3ec82c12f0615f53720</text:p>
          </table:table-cell>
          <table:table-cell table:number-columns-repeated="1011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office:value-type="float" office:value="376" calcext:value-type="float">
            <text:p>376</text:p>
          </table:table-cell>
          <table:table-cell table:style-name="ce2" office:value-type="string" calcext:value-type="string">
            <text:p><text:a xlink:href="https://github.com/jekyll/jekyll.git" xlink:type="simple">https://github.com/jekyll/jekyll.git</text:a></text:p>
          </table:table-cell>
          <table:table-cell office:value-type="float" office:value="863" calcext:value-type="float">
            <text:p>8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db6103bdeeccd46d97fa96319d724c6e2e19bbc3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b6103bdeeccd46d97fa96319d724c6e2e19bbc3</text:p>
          </table:table-cell>
          <table:table-cell office:value-type="string" calcext:value-type="string">
            <text:p>5e790a6d4975ca63859878954b1ac236442c454a</text:p>
          </table:table-cell>
          <table:table-cell table:number-columns-repeated="2" office:value-type="string" calcext:value-type="string">
            <text:p>6e8fd8cb50eab4dab527eaaa0b23d08593b9972b</text:p>
          </table:table-cell>
          <table:table-cell office:value-type="string" calcext:value-type="string">
            <text:p>5e790a6d4975ca63859878954b1ac236442c454a</text:p>
          </table:table-cell>
          <table:table-cell table:number-columns-repeated="1011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office:value-type="float" office:value="377" calcext:value-type="float">
            <text:p>377</text:p>
          </table:table-cell>
          <table:table-cell table:style-name="ce2" office:value-type="string" calcext:value-type="string">
            <text:p><text:a xlink:href="https://github.com/jekyll/jekyll.git" xlink:type="simple">https://github.com/jekyll/jekyll.git</text:a></text:p>
          </table:table-cell>
          <table:table-cell office:value-type="float" office:value="867" calcext:value-type="float">
            <text:p>8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e5279d47733d25f88519025ee1ece33bc725d660, 9d1641f163e6b20507436872336414cf6df931c7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5279d47733d25f88519025ee1ece33bc725d660</text:p>
          </table:table-cell>
          <table:table-cell office:value-type="string" calcext:value-type="string">
            <text:p>05a982e5bcb586ec6d7cf2431c2b8a0ae5e7c873</text:p>
          </table:table-cell>
          <table:table-cell table:number-columns-repeated="2" office:value-type="string" calcext:value-type="string">
            <text:p>a67adabf98985984186caef6ef00dd295b589867</text:p>
          </table:table-cell>
          <table:table-cell office:value-type="string" calcext:value-type="string">
            <text:p>05a982e5bcb586ec6d7cf2431c2b8a0ae5e7c873</text:p>
          </table:table-cell>
          <table:table-cell table:number-columns-repeated="1011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office:value-type="float" office:value="378" calcext:value-type="float">
            <text:p>378</text:p>
          </table:table-cell>
          <table:table-cell table:style-name="ce2" office:value-type="string" calcext:value-type="string">
            <text:p><text:a xlink:href="https://github.com/jekyll/jekyll.git" xlink:type="simple">https://github.com/jekyll/jekyll.git</text:a></text:p>
          </table:table-cell>
          <table:table-cell office:value-type="float" office:value="870" calcext:value-type="float">
            <text:p>8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b50056e8df2da8e23b5290eab2703f547f35478f, 528ec27df008fd06161084eb56adaaf535f10779, 1c4b4ae2717d38d7c0c1b406557e9982c59a1330, 0f4aed9ccfa0776d7ca8e1548a3202b7d80d1019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50056e8df2da8e23b5290eab2703f547f35478f</text:p>
          </table:table-cell>
          <table:table-cell office:value-type="string" calcext:value-type="string">
            <text:p>48b23858ad00062d88fb12bbee0b0f07c22ce964</text:p>
          </table:table-cell>
          <table:table-cell table:number-columns-repeated="2" office:value-type="string" calcext:value-type="string">
            <text:p>a0f3860cfa8a4f22e0d55991f9c535f8e41597ec</text:p>
          </table:table-cell>
          <table:table-cell office:value-type="string" calcext:value-type="string">
            <text:p>48b23858ad00062d88fb12bbee0b0f07c22ce964</text:p>
          </table:table-cell>
          <table:table-cell table:number-columns-repeated="1011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office:value-type="float" office:value="379" calcext:value-type="float">
            <text:p>379</text:p>
          </table:table-cell>
          <table:table-cell table:style-name="ce2" office:value-type="string" calcext:value-type="string">
            <text:p><text:a xlink:href="https://github.com/jekyll/jekyll.git" xlink:type="simple">https://github.com/jekyll/jekyll.git</text:a></text:p>
          </table:table-cell>
          <table:table-cell office:value-type="float" office:value="1108" calcext:value-type="float">
            <text:p>11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f11837dd7b203f622b3b79b5c929b779acbf317a, aaf0ba15ccbf9e2ded565b4115af9dd22b24ff8a, ef2d558874d5fe24db751fec2a07a52166482360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11837dd7b203f622b3b79b5c929b779acbf317a</text:p>
          </table:table-cell>
          <table:table-cell office:value-type="string" calcext:value-type="string">
            <text:p>cbe5f8e4dda657e6a5c275ae489b7c16ed321dce</text:p>
          </table:table-cell>
          <table:table-cell table:number-columns-repeated="2" office:value-type="string" calcext:value-type="string">
            <text:p>f7271a6ef958d250d01d92784a28e7558b7452c5</text:p>
          </table:table-cell>
          <table:table-cell office:value-type="string" calcext:value-type="string">
            <text:p>cbe5f8e4dda657e6a5c275ae489b7c16ed321dce</text:p>
          </table:table-cell>
          <table:table-cell table:number-columns-repeated="1011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office:value-type="float" office:value="380" calcext:value-type="float">
            <text:p>380</text:p>
          </table:table-cell>
          <table:table-cell table:style-name="ce2" office:value-type="string" calcext:value-type="string">
            <text:p><text:a xlink:href="https://github.com/jekyll/jekyll.git" xlink:type="simple">https://github.com/jekyll/jekyll.git</text:a></text:p>
          </table:table-cell>
          <table:table-cell office:value-type="float" office:value="1114" calcext:value-type="float">
            <text:p>1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3b7091aab7ef169ca7d05f45a54cfe750364d21c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b7091aab7ef169ca7d05f45a54cfe750364d21c</text:p>
          </table:table-cell>
          <table:table-cell office:value-type="string" calcext:value-type="string">
            <text:p>6d9b4c2abad3f28e6faa0a186a776e3e14313132</text:p>
          </table:table-cell>
          <table:table-cell table:number-columns-repeated="2" office:value-type="string" calcext:value-type="string">
            <text:p>00c898b2e9057e17a846d0d08e1ec291601991a3</text:p>
          </table:table-cell>
          <table:table-cell office:value-type="string" calcext:value-type="string">
            <text:p>6d9b4c2abad3f28e6faa0a186a776e3e14313132</text:p>
          </table:table-cell>
          <table:table-cell table:number-columns-repeated="1011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office:value-type="float" office:value="381" calcext:value-type="float">
            <text:p>381</text:p>
          </table:table-cell>
          <table:table-cell table:style-name="ce2" office:value-type="string" calcext:value-type="string">
            <text:p><text:a xlink:href="https://github.com/jekyll/jekyll.git" xlink:type="simple">https://github.com/jekyll/jekyll.git</text:a></text:p>
          </table:table-cell>
          <table:table-cell office:value-type="float" office:value="1116" calcext:value-type="float">
            <text:p>1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04f923644f16dba949143e92d0c74149d6140f5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04f923644f16dba949143e92d0c74149d6140f5</text:p>
          </table:table-cell>
          <table:table-cell office:value-type="string" calcext:value-type="string">
            <text:p>a312115a5a7c6fd6f18f8da7bc6726d2fe4dfa1f</text:p>
          </table:table-cell>
          <table:table-cell table:number-columns-repeated="2" office:value-type="string" calcext:value-type="string">
            <text:p>191c2279d24ba8137baa18f29314a8863482343a</text:p>
          </table:table-cell>
          <table:table-cell office:value-type="string" calcext:value-type="string">
            <text:p>a312115a5a7c6fd6f18f8da7bc6726d2fe4dfa1f</text:p>
          </table:table-cell>
          <table:table-cell table:number-columns-repeated="1011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office:value-type="float" office:value="382" calcext:value-type="float">
            <text:p>382</text:p>
          </table:table-cell>
          <table:table-cell table:style-name="ce2" office:value-type="string" calcext:value-type="string">
            <text:p><text:a xlink:href="https://github.com/jekyll/jekyll.git" xlink:type="simple">https://github.com/jekyll/jekyll.git</text:a></text:p>
          </table:table-cell>
          <table:table-cell office:value-type="float" office:value="1122" calcext:value-type="float">
            <text:p>1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c8d1c3d2640a88cb6fb719f78402c1a7d0eb8836, 3768d90278a76bc7cd405ceed9d8b029c9efc489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8d1c3d2640a88cb6fb719f78402c1a7d0eb8836</text:p>
          </table:table-cell>
          <table:table-cell office:value-type="string" calcext:value-type="string">
            <text:p>ba2e1390ad1456db30c40afb651c9d9616e5d481</text:p>
          </table:table-cell>
          <table:table-cell table:number-columns-repeated="2" office:value-type="string" calcext:value-type="string">
            <text:p>565bbada08ec6f4bb827365d5ef06ce6eee3e89b</text:p>
          </table:table-cell>
          <table:table-cell office:value-type="string" calcext:value-type="string">
            <text:p>ba2e1390ad1456db30c40afb651c9d9616e5d481</text:p>
          </table:table-cell>
          <table:table-cell table:number-columns-repeated="1011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office:value-type="float" office:value="383" calcext:value-type="float">
            <text:p>383</text:p>
          </table:table-cell>
          <table:table-cell table:style-name="ce2" office:value-type="string" calcext:value-type="string">
            <text:p><text:a xlink:href="https://github.com/jekyll/jekyll.git" xlink:type="simple">https://github.com/jekyll/jekyll.git</text:a></text:p>
          </table:table-cell>
          <table:table-cell office:value-type="float" office:value="1151" calcext:value-type="float">
            <text:p>1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5e10958faab58d6f380f4b17aa0032aa5a6284ed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5e10958faab58d6f380f4b17aa0032aa5a6284ed</text:p>
          </table:table-cell>
          <table:table-cell office:value-type="string" calcext:value-type="string">
            <text:p>9b81f29625b7feca2999885ad83c515fada213a9</text:p>
          </table:table-cell>
          <table:table-cell table:number-columns-repeated="2" office:value-type="string" calcext:value-type="string">
            <text:p>e0a011c917f8bc1a7751a23f2cbbca2788cd7c67</text:p>
          </table:table-cell>
          <table:table-cell office:value-type="string" calcext:value-type="string">
            <text:p>9b81f29625b7feca2999885ad83c515fada213a9</text:p>
          </table:table-cell>
          <table:table-cell table:number-columns-repeated="1011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office:value-type="float" office:value="384" calcext:value-type="float">
            <text:p>384</text:p>
          </table:table-cell>
          <table:table-cell table:style-name="ce2" office:value-type="string" calcext:value-type="string">
            <text:p><text:a xlink:href="https://github.com/jekyll/jekyll.git" xlink:type="simple">https://github.com/jekyll/jekyll.git</text:a></text:p>
          </table:table-cell>
          <table:table-cell office:value-type="float" office:value="1173" calcext:value-type="float">
            <text:p>117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43a28aed967b66de87e2a539ca92c5cb93ce9b66, 5d9662f80f2aba39158cd26ea00216f4877e79a8, 52f0b36558e97712f5f0107fbc3b9fe6ac475c32, d0e12d69bc73346c156039e569b3d54d2e6ed806, a701e59c070338677a27a5801cfa3d4feb12977c, b6d81c58df04991fc4b1f8eeaa46a23cb3af6be5, 02f281eef3ead61af68f38b439eec1f859a2f2ad, 8a257aca6b40adc73e22909ffff0ee6e1a4818d0, dc30114605bd4c8f121a02e3d4b1aa5e700fde22, 2a5cf11ee27c0faeda1009d6a8099882230038fc, 75c5c162979b7cd729131e682b4ac7a299ca9067, 4acf343fea062e26def0cdef77c45a596a1a30ca, ac03af3229777ddd3fbfb43a646339789e32850a, fe6bfc6f1b2540dad111153d855a5ec91b2fbf33, d438362971b8a8ceaaa8d5cea6207e7db398aea8, 842470b0c4d3a1e738d6226cd5800779ffab6870, 11917645f2159e7c94449e1103237dddee0f42de]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a28aed967b66de87e2a539ca92c5cb93ce9b66</text:p>
          </table:table-cell>
          <table:table-cell office:value-type="string" calcext:value-type="string">
            <text:p>7227ad4ebb987a717ff38ced9db9d2bba199519a</text:p>
          </table:table-cell>
          <table:table-cell table:number-columns-repeated="2" office:value-type="string" calcext:value-type="string">
            <text:p>cb8a4b4d6224ec9a0180658aecf3956c45ed21a9</text:p>
          </table:table-cell>
          <table:table-cell office:value-type="string" calcext:value-type="string">
            <text:p>7227ad4ebb987a717ff38ced9db9d2bba199519a</text:p>
          </table:table-cell>
          <table:table-cell table:number-columns-repeated="1011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office:value-type="float" office:value="385" calcext:value-type="float">
            <text:p>385</text:p>
          </table:table-cell>
          <table:table-cell table:style-name="ce2" office:value-type="string" calcext:value-type="string">
            <text:p><text:a xlink:href="https://github.com/jekyll/jekyll.git" xlink:type="simple">https://github.com/jekyll/jekyll.git</text:a></text:p>
          </table:table-cell>
          <table:table-cell office:value-type="float" office:value="1225" calcext:value-type="float">
            <text:p>12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5d23760280c46ee134014c87fc754977994b0f0f, 5a350788e739adfef1acb8911828cf651367bcb3, 8ee1b2a1fd5ffa56aa012e894b16252eb3bdda54, b0a7f9c8c9694a6e324d5c0abde5b11fb685a755, 519b60d0121d529839fbc18a9d538b6fc4c462bb, 0ad2c338c4c199e5e7024d2e941f7af0d7e17711, 34de676713b28586abfdbd23df75fb457cb4f364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d23760280c46ee134014c87fc754977994b0f0f</text:p>
          </table:table-cell>
          <table:table-cell office:value-type="string" calcext:value-type="string">
            <text:p>13bb7360c05d3e37b3e7db9db3996a7ccc7735be</text:p>
          </table:table-cell>
          <table:table-cell table:number-columns-repeated="2" office:value-type="string" calcext:value-type="string">
            <text:p>01b11d098ed0e226ae39e9d6152546dc0a634f0a</text:p>
          </table:table-cell>
          <table:table-cell office:value-type="string" calcext:value-type="string">
            <text:p>13bb7360c05d3e37b3e7db9db3996a7ccc7735be</text:p>
          </table:table-cell>
          <table:table-cell table:number-columns-repeated="1011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office:value-type="float" office:value="386" calcext:value-type="float">
            <text:p>386</text:p>
          </table:table-cell>
          <table:table-cell table:style-name="ce2" office:value-type="string" calcext:value-type="string">
            <text:p><text:a xlink:href="https://github.com/jekyll/jekyll.git" xlink:type="simple">https://github.com/jekyll/jekyll.git</text:a></text:p>
          </table:table-cell>
          <table:table-cell office:value-type="float" office:value="1234" calcext:value-type="float">
            <text:p>12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996db6912df946df464ebd2d21b37c15aa9c670c, c77d06446d0a5f95b6d4fd2617c124c84cc403c8, 68c0e8f847a426b3c4f482e1a6b8ce9ca4af2369, 4b4a46579a3407fc2e1a9e019ec0aed2261248eb, c95f4c0f5be9666a8e56f0b1ad94a329012dd094, 078b2785e41809c02e157790095da46137a2528b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6db6912df946df464ebd2d21b37c15aa9c670c</text:p>
          </table:table-cell>
          <table:table-cell office:value-type="string" calcext:value-type="string">
            <text:p>6723db815729199179eaf290cca58affbc0cb150</text:p>
          </table:table-cell>
          <table:table-cell table:number-columns-repeated="2" office:value-type="string" calcext:value-type="string">
            <text:p>90b67232888a91d6054a82e5f9384075a296c01b</text:p>
          </table:table-cell>
          <table:table-cell office:value-type="string" calcext:value-type="string">
            <text:p>6723db815729199179eaf290cca58affbc0cb150</text:p>
          </table:table-cell>
          <table:table-cell table:number-columns-repeated="1011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office:value-type="float" office:value="387" calcext:value-type="float">
            <text:p>387</text:p>
          </table:table-cell>
          <table:table-cell table:style-name="ce2" office:value-type="string" calcext:value-type="string">
            <text:p><text:a xlink:href="https://github.com/jekyll/jekyll.git" xlink:type="simple">https://github.com/jekyll/jekyll.git</text:a></text:p>
          </table:table-cell>
          <table:table-cell office:value-type="float" office:value="1259" calcext:value-type="float">
            <text:p>125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a041d506810fc8611f193b1c137f859f36ee4ca3, 0553dc2f85d489ab6340063965ce323b5cc88aed, 0701fa7b164acc6f01305763c3a4300c332fd06e, e3c74d5365611f04f50652e888eab764f5c6b7db, 1f2250e7a4bc11830dac5b233aeb48352677e61e, ccef84a8033f5d4b2a9ad4ef7b85d17a831d4c11, 3a96d01e4a96cc0409c8001e8e92dfc2518c2b8c, 95644a844f8782929c952c0c95e00b526ea3b458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041d506810fc8611f193b1c137f859f36ee4ca3</text:p>
          </table:table-cell>
          <table:table-cell office:value-type="string" calcext:value-type="string">
            <text:p>7539e2109b7e940c5e6fcb020a0573316e0454ee</text:p>
          </table:table-cell>
          <table:table-cell table:number-columns-repeated="2" office:value-type="string" calcext:value-type="string">
            <text:p>bd0eebdb054b2c5758295d2afcff7f737bac8798</text:p>
          </table:table-cell>
          <table:table-cell office:value-type="string" calcext:value-type="string">
            <text:p>7539e2109b7e940c5e6fcb020a0573316e0454ee</text:p>
          </table:table-cell>
          <table:table-cell table:number-columns-repeated="1011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office:value-type="float" office:value="388" calcext:value-type="float">
            <text:p>388</text:p>
          </table:table-cell>
          <table:table-cell table:style-name="ce2" office:value-type="string" calcext:value-type="string">
            <text:p><text:a xlink:href="https://github.com/jekyll/jekyll.git" xlink:type="simple">https://github.com/jekyll/jekyll.git</text:a></text:p>
          </table:table-cell>
          <table:table-cell office:value-type="float" office:value="1264" calcext:value-type="float">
            <text:p>12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fdf58c5ce2ba9b294ff7aacadc7fafe70f648e0d, 5445a1bead4d6257526208bed03f6eab078ab22c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df58c5ce2ba9b294ff7aacadc7fafe70f648e0d</text:p>
          </table:table-cell>
          <table:table-cell office:value-type="string" calcext:value-type="string">
            <text:p>bd0eebdb054b2c5758295d2afcff7f737bac8798</text:p>
          </table:table-cell>
          <table:table-cell table:number-columns-repeated="2" office:value-type="string" calcext:value-type="string">
            <text:p>19b2d2eeb6a5f1ca8a9be1fa74f93cd2e6a22ba6</text:p>
          </table:table-cell>
          <table:table-cell office:value-type="string" calcext:value-type="string">
            <text:p>bd0eebdb054b2c5758295d2afcff7f737bac8798</text:p>
          </table:table-cell>
          <table:table-cell table:number-columns-repeated="1011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office:value-type="float" office:value="389" calcext:value-type="float">
            <text:p>389</text:p>
          </table:table-cell>
          <table:table-cell table:style-name="ce2" office:value-type="string" calcext:value-type="string">
            <text:p><text:a xlink:href="https://github.com/jekyll/jekyll.git" xlink:type="simple">https://github.com/jekyll/jekyll.git</text:a></text:p>
          </table:table-cell>
          <table:table-cell office:value-type="float" office:value="1311" calcext:value-type="float">
            <text:p>13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cccfda7de877a899ffb0ffdffa2fc5e4c2fae593, 866935dadf75ca6d04fd3486381b2ddd7e96f79e, 3a8992314245a79a546a7ee0a7c6b0fd50845f46, 687176e22c49484b502bb341fabf139ee6ecb25e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cfda7de877a899ffb0ffdffa2fc5e4c2fae593</text:p>
          </table:table-cell>
          <table:table-cell office:value-type="string" calcext:value-type="string">
            <text:p>c4a2ac2c4bfc4952ac73f4f69722718c2ec0c744</text:p>
          </table:table-cell>
          <table:table-cell table:number-columns-repeated="2" office:value-type="string" calcext:value-type="string">
            <text:p>59b6cafef7ecf0dcb46747264ef9511c6f4b6ad6</text:p>
          </table:table-cell>
          <table:table-cell office:value-type="string" calcext:value-type="string">
            <text:p>c4a2ac2c4bfc4952ac73f4f69722718c2ec0c744</text:p>
          </table:table-cell>
          <table:table-cell table:number-columns-repeated="1011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office:value-type="float" office:value="390" calcext:value-type="float">
            <text:p>390</text:p>
          </table:table-cell>
          <table:table-cell table:style-name="ce2" office:value-type="string" calcext:value-type="string">
            <text:p><text:a xlink:href="https://github.com/jekyll/jekyll.git" xlink:type="simple">https://github.com/jekyll/jekyll.git</text:a></text:p>
          </table:table-cell>
          <table:table-cell office:value-type="float" office:value="1353" calcext:value-type="float">
            <text:p>13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0594adb8fd7ab574a261870a7f3e2f827e19ab33, 83f726f503c292a266c590b883aee2c6b84b508d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594adb8fd7ab574a261870a7f3e2f827e19ab33</text:p>
          </table:table-cell>
          <table:table-cell office:value-type="string" calcext:value-type="string">
            <text:p>21b6a01980eb2ed7f55964ec4706d700fcb8bafd</text:p>
          </table:table-cell>
          <table:table-cell table:number-columns-repeated="2" office:value-type="string" calcext:value-type="string">
            <text:p>36006fa68abe7f750b66539e045796b4afce9aba</text:p>
          </table:table-cell>
          <table:table-cell office:value-type="string" calcext:value-type="string">
            <text:p>21b6a01980eb2ed7f55964ec4706d700fcb8bafd</text:p>
          </table:table-cell>
          <table:table-cell table:number-columns-repeated="1011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office:value-type="float" office:value="391" calcext:value-type="float">
            <text:p>391</text:p>
          </table:table-cell>
          <table:table-cell table:style-name="ce2" office:value-type="string" calcext:value-type="string">
            <text:p><text:a xlink:href="https://github.com/jekyll/jekyll.git" xlink:type="simple">https://github.com/jekyll/jekyll.git</text:a></text:p>
          </table:table-cell>
          <table:table-cell office:value-type="float" office:value="1395" calcext:value-type="float">
            <text:p>13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a66d96ce0a5dc8dad65ff5ca5cd9675e03f38a59, 05f1fac2a7e1c1aacb7638948fe59f557f6aa67e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66d96ce0a5dc8dad65ff5ca5cd9675e03f38a59</text:p>
          </table:table-cell>
          <table:table-cell office:value-type="string" calcext:value-type="string">
            <text:p>f385fd9efd37e8911a6fedfba14eda225ecfc27b</text:p>
          </table:table-cell>
          <table:table-cell table:number-columns-repeated="2" office:value-type="string" calcext:value-type="string">
            <text:p>0e68d34e1bc971d8e25715d97c3c83e0de460ba2</text:p>
          </table:table-cell>
          <table:table-cell office:value-type="string" calcext:value-type="string">
            <text:p>f385fd9efd37e8911a6fedfba14eda225ecfc27b</text:p>
          </table:table-cell>
          <table:table-cell table:number-columns-repeated="1011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office:value-type="float" office:value="392" calcext:value-type="float">
            <text:p>392</text:p>
          </table:table-cell>
          <table:table-cell table:style-name="ce2" office:value-type="string" calcext:value-type="string">
            <text:p><text:a xlink:href="https://github.com/jekyll/jekyll.git" xlink:type="simple">https://github.com/jekyll/jekyll.git</text:a></text:p>
          </table:table-cell>
          <table:table-cell office:value-type="float" office:value="1403" calcext:value-type="float">
            <text:p>14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880a503094da94d63f872e9fb5e2758bdfbf45aa, edbc273829e73f369913b7f2c6e8c4049285772b, 5f807e74212af2f7c8dd87fec3743e3616066627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880a503094da94d63f872e9fb5e2758bdfbf45aa</text:p>
          </table:table-cell>
          <table:table-cell office:value-type="string" calcext:value-type="string">
            <text:p>20180923cf9a3b4521bf266910548b2a2ee8f4ae</text:p>
          </table:table-cell>
          <table:table-cell table:number-columns-repeated="2" office:value-type="string" calcext:value-type="string">
            <text:p>579d9fc813477b9962df61fe4334f8afaee6885f</text:p>
          </table:table-cell>
          <table:table-cell office:value-type="string" calcext:value-type="string">
            <text:p>20180923cf9a3b4521bf266910548b2a2ee8f4ae</text:p>
          </table:table-cell>
          <table:table-cell table:number-columns-repeated="1011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office:value-type="float" office:value="393" calcext:value-type="float">
            <text:p>393</text:p>
          </table:table-cell>
          <table:table-cell table:style-name="ce2" office:value-type="string" calcext:value-type="string">
            <text:p><text:a xlink:href="https://github.com/jekyll/jekyll.git" xlink:type="simple">https://github.com/jekyll/jekyll.git</text:a></text:p>
          </table:table-cell>
          <table:table-cell office:value-type="float" office:value="1415" calcext:value-type="float">
            <text:p>14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5ed101651ca984df373e439aa389444b66ae275, 99cc12cc0a9d46147dd9f1322d4059be82986ef4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5ed101651ca984df373e439aa389444b66ae275</text:p>
          </table:table-cell>
          <table:table-cell office:value-type="string" calcext:value-type="string">
            <text:p>e58c1ee30611bb11feff9a6d5352ac7045bd0351</text:p>
          </table:table-cell>
          <table:table-cell table:number-columns-repeated="2" office:value-type="string" calcext:value-type="string">
            <text:p>21c7f2298a52780c88927f688804f909a71e5b27</text:p>
          </table:table-cell>
          <table:table-cell office:value-type="string" calcext:value-type="string">
            <text:p>e58c1ee30611bb11feff9a6d5352ac7045bd0351</text:p>
          </table:table-cell>
          <table:table-cell table:number-columns-repeated="1011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office:value-type="float" office:value="394" calcext:value-type="float">
            <text:p>394</text:p>
          </table:table-cell>
          <table:table-cell table:style-name="ce2" office:value-type="string" calcext:value-type="string">
            <text:p><text:a xlink:href="https://github.com/jekyll/jekyll.git" xlink:type="simple">https://github.com/jekyll/jekyll.git</text:a></text:p>
          </table:table-cell>
          <table:table-cell office:value-type="float" office:value="1419" calcext:value-type="float">
            <text:p>14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467945bedbe5928f75742b933012db2e4e5d2cc2, 460d9c1c443c81ffac95c7d5a496506feded33fe, ae679405441cf2bf6426486c97f8dc67006a3070, 497c10897f9a767b66aeeab42b2a849034fb594e, e868a8437f9e0f6b28f6cfa897c524454c3df3ef, c8786b7b281281bd127309b2a8fafea38c5d2cac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67945bedbe5928f75742b933012db2e4e5d2cc2</text:p>
          </table:table-cell>
          <table:table-cell office:value-type="string" calcext:value-type="string">
            <text:p>d59b2c3ef6a22b70f5705a2a60967bf2395fa22a</text:p>
          </table:table-cell>
          <table:table-cell table:number-columns-repeated="2" office:value-type="string" calcext:value-type="string">
            <text:p>7a9bc641ee30b5e926f22e39ddd35f94a96562dc</text:p>
          </table:table-cell>
          <table:table-cell office:value-type="string" calcext:value-type="string">
            <text:p>d59b2c3ef6a22b70f5705a2a60967bf2395fa22a</text:p>
          </table:table-cell>
          <table:table-cell table:number-columns-repeated="1011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office:value-type="float" office:value="395" calcext:value-type="float">
            <text:p>395</text:p>
          </table:table-cell>
          <table:table-cell table:style-name="ce2" office:value-type="string" calcext:value-type="string">
            <text:p><text:a xlink:href="https://github.com/jekyll/jekyll.git" xlink:type="simple">https://github.com/jekyll/jekyll.git</text:a></text:p>
          </table:table-cell>
          <table:table-cell office:value-type="float" office:value="1447" calcext:value-type="float">
            <text:p>14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921dbe0547deb096a0a748faf86781fec64bda7c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21dbe0547deb096a0a748faf86781fec64bda7c</text:p>
          </table:table-cell>
          <table:table-cell office:value-type="string" calcext:value-type="string">
            <text:p>5aefaa1c48b055061877fec1162aea144fdf8927</text:p>
          </table:table-cell>
          <table:table-cell table:number-columns-repeated="2" office:value-type="string" calcext:value-type="string">
            <text:p>ab679cbe26aa56c32a59c26c348e88e5b72cc820</text:p>
          </table:table-cell>
          <table:table-cell office:value-type="string" calcext:value-type="string">
            <text:p>5aefaa1c48b055061877fec1162aea144fdf8927</text:p>
          </table:table-cell>
          <table:table-cell table:number-columns-repeated="1011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office:value-type="float" office:value="396" calcext:value-type="float">
            <text:p>396</text:p>
          </table:table-cell>
          <table:table-cell table:style-name="ce2" office:value-type="string" calcext:value-type="string">
            <text:p><text:a xlink:href="https://github.com/jekyll/jekyll.git" xlink:type="simple">https://github.com/jekyll/jekyll.git</text:a></text:p>
          </table:table-cell>
          <table:table-cell office:value-type="float" office:value="1473" calcext:value-type="float">
            <text:p>147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53b2e1372c78806681a8c3918c59e818f5e8e660, aee7d7327f6cce5b128e93581062aee4287da209, 03291eb5f4f3e9933b7f98d4c3569fd00728026f, 56b64d688d0e59f24d0c94ce9aef66b01f2a766e, 50065a27813c5519aa296458b41cd81e6a8bdec0, 1315112ab51f292cdf95fc2b857de32f01c20eba, d3f9da7645397d63aecade6c1a64d204ffa1350a, 5129a3ccc3bca2d47e76402be207f5caf438463d, bf3a20b2d71342540ccd3e31c487178502ce1305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53b2e1372c78806681a8c3918c59e818f5e8e660</text:p>
          </table:table-cell>
          <table:table-cell office:value-type="string" calcext:value-type="string">
            <text:p>01c09fd7fa551c6bee0d78eb086ff64bc0aaad62</text:p>
          </table:table-cell>
          <table:table-cell table:number-columns-repeated="2" office:value-type="string" calcext:value-type="string">
            <text:p>4f20d7ab2489bf92b1388178f23ac17b7d826875</text:p>
          </table:table-cell>
          <table:table-cell office:value-type="string" calcext:value-type="string">
            <text:p>01c09fd7fa551c6bee0d78eb086ff64bc0aaad62</text:p>
          </table:table-cell>
          <table:table-cell table:number-columns-repeated="1011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office:value-type="float" office:value="397" calcext:value-type="float">
            <text:p>397</text:p>
          </table:table-cell>
          <table:table-cell table:style-name="ce2" office:value-type="string" calcext:value-type="string">
            <text:p><text:a xlink:href="https://github.com/jekyll/jekyll.git" xlink:type="simple">https://github.com/jekyll/jekyll.git</text:a></text:p>
          </table:table-cell>
          <table:table-cell office:value-type="float" office:value="1474" calcext:value-type="float">
            <text:p>147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fb523722b572c4aa7aaf9df4e6d1692479d6d980, ab3aaebe6d877185a01d9287faf2fe8d7063f00a, 5dcd84b71bd4a89805ec9a2063bb25ca2c89c53e, 6c48e9bbdf0e4ae9fa774814050c9ab17c589dc9, 7f1b916f32f0f5a09ef4d1d8b327ca5431674c98, df3c163eebbb23a10c32266da9ae653b4d5a604d, d96f39360b80d3f59425fd011c25b97bb499ccfc, fd1778203dace01c549c8726fb21b326d24cce17, 9ba89b9ab1568b095ee0474dfeef00f79e891e38, d8e68bc0e12773d5a21409082517cbeec4099721, 9f6965c1b5706834ca35bd49e52affc1515409a3, ae7e4854748ea7e892e44c122a457080ff055ff0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b523722b572c4aa7aaf9df4e6d1692479d6d980</text:p>
          </table:table-cell>
          <table:table-cell office:value-type="string" calcext:value-type="string">
            <text:p>01c09fd7fa551c6bee0d78eb086ff64bc0aaad62</text:p>
          </table:table-cell>
          <table:table-cell table:number-columns-repeated="2" office:value-type="string" calcext:value-type="string">
            <text:p>4f20d7ab2489bf92b1388178f23ac17b7d826875</text:p>
          </table:table-cell>
          <table:table-cell office:value-type="string" calcext:value-type="string">
            <text:p>01c09fd7fa551c6bee0d78eb086ff64bc0aaad62</text:p>
          </table:table-cell>
          <table:table-cell table:number-columns-repeated="1011"/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office:value-type="float" office:value="398" calcext:value-type="float">
            <text:p>398</text:p>
          </table:table-cell>
          <table:table-cell table:style-name="ce2" office:value-type="string" calcext:value-type="string">
            <text:p><text:a xlink:href="https://github.com/jekyll/jekyll.git" xlink:type="simple">https://github.com/jekyll/jekyll.git</text:a></text:p>
          </table:table-cell>
          <table:table-cell office:value-type="float" office:value="1478" calcext:value-type="float">
            <text:p>14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f68098c7fc29385a6053dc69f4e35716856148b3, a5c1a01965e781445f38cac0666d14c17489099b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68098c7fc29385a6053dc69f4e35716856148b3</text:p>
          </table:table-cell>
          <table:table-cell office:value-type="string" calcext:value-type="string">
            <text:p>e278997750298fc23198df0dc45024b70dd21107</text:p>
          </table:table-cell>
          <table:table-cell table:number-columns-repeated="2" office:value-type="string" calcext:value-type="string">
            <text:p>edfa1c8ecde81fc9146a22eb8669340bc5f726a6</text:p>
          </table:table-cell>
          <table:table-cell office:value-type="string" calcext:value-type="string">
            <text:p>e278997750298fc23198df0dc45024b70dd21107</text:p>
          </table:table-cell>
          <table:table-cell table:number-columns-repeated="1011"/>
        </table:table-row>
        <table:table-row table:style-name="ro2">
          <table:table-cell table:style-name="ce1" office:value-type="float" office:value="26" calcext:value-type="float">
            <text:p>26</text:p>
          </table:table-cell>
          <table:table-cell office:value-type="float" office:value="399" calcext:value-type="float">
            <text:p>399</text:p>
          </table:table-cell>
          <table:table-cell table:style-name="ce2" office:value-type="string" calcext:value-type="string">
            <text:p><text:a xlink:href="https://github.com/jekyll/jekyll.git" xlink:type="simple">https://github.com/jekyll/jekyll.git</text:a></text:p>
          </table:table-cell>
          <table:table-cell office:value-type="float" office:value="1504" calcext:value-type="float">
            <text:p>15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3755437d089674102289edea4dab5c0c99c96ea5, fc98f06ed718d0c077de888e4417c5a0e6b0a674, 54b74fafba7d42d54a22abf4cb41033900a9aa0e, a2169bf0c4170e9dfae53e51ce07d508a745c3a5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55437d089674102289edea4dab5c0c99c96ea5</text:p>
          </table:table-cell>
          <table:table-cell office:value-type="string" calcext:value-type="string">
            <text:p>c8a715d09b1795693cd504be4021a122e517bf06</text:p>
          </table:table-cell>
          <table:table-cell table:number-columns-repeated="2" office:value-type="string" calcext:value-type="string">
            <text:p>693d1b84a8389bd181e88792f2df35cf61cd1136</text:p>
          </table:table-cell>
          <table:table-cell office:value-type="string" calcext:value-type="string">
            <text:p>c8a715d09b1795693cd504be4021a122e517bf06</text:p>
          </table:table-cell>
          <table:table-cell table:number-columns-repeated="1011"/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office:value-type="float" office:value="400" calcext:value-type="float">
            <text:p>400</text:p>
          </table:table-cell>
          <table:table-cell table:style-name="ce2" office:value-type="string" calcext:value-type="string">
            <text:p><text:a xlink:href="https://github.com/jekyll/jekyll.git" xlink:type="simple">https://github.com/jekyll/jekyll.git</text:a></text:p>
          </table:table-cell>
          <table:table-cell office:value-type="float" office:value="1523" calcext:value-type="float">
            <text:p>15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2f7380abe5f474271de43e70eb5285442c8fa5d, 955dc38400485f7275612ac070f4168e9cf27cc8, 09c6ff4f9c9568c103788e2d7f0c9804c7706492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f7380abe5f474271de43e70eb5285442c8fa5d</text:p>
          </table:table-cell>
          <table:table-cell office:value-type="string" calcext:value-type="string">
            <text:p>9db5a1a6cef453ff86a837707b814984126277e2</text:p>
          </table:table-cell>
          <table:table-cell table:number-columns-repeated="2" office:value-type="string" calcext:value-type="string">
            <text:p>6bd07501e8ec7862fcdb09324c07a38a12f456af</text:p>
          </table:table-cell>
          <table:table-cell office:value-type="string" calcext:value-type="string">
            <text:p>9db5a1a6cef453ff86a837707b814984126277e2</text:p>
          </table:table-cell>
          <table:table-cell table:number-columns-repeated="1011"/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office:value-type="float" office:value="401" calcext:value-type="float">
            <text:p>401</text:p>
          </table:table-cell>
          <table:table-cell table:style-name="ce2" office:value-type="string" calcext:value-type="string">
            <text:p><text:a xlink:href="https://github.com/jekyll/jekyll.git" xlink:type="simple">https://github.com/jekyll/jekyll.git</text:a></text:p>
          </table:table-cell>
          <table:table-cell office:value-type="float" office:value="1529" calcext:value-type="float">
            <text:p>15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2804e08908628755b53febe007356e283952c00e, 199728144942c7fe599ce74a9e3c3d84f7422711, 46a5ab99f9710539c05131ce1526cbd834180fe9, 3a330dc7fcbbd0b4e4fe50a904f1b6b9df6fdb42, 26663a6cf91ed6fd9293a91a3ec80d4cda58be43, 91e9ecfa63b68ead5595ecfd67fea3e5ad33aef4, eded314bb134a169c940fc3d1771b2cba9bb2af9]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04e08908628755b53febe007356e283952c00e</text:p>
          </table:table-cell>
          <table:table-cell office:value-type="string" calcext:value-type="string">
            <text:p>6be33cf6ef11a8ea281d78d1a8d6bfbb6e36d517</text:p>
          </table:table-cell>
          <table:table-cell table:number-columns-repeated="2" office:value-type="string" calcext:value-type="string">
            <text:p>75854b5d0b0cd244a37d9b190d2fa12cf8489497</text:p>
          </table:table-cell>
          <table:table-cell office:value-type="string" calcext:value-type="string">
            <text:p>6be33cf6ef11a8ea281d78d1a8d6bfbb6e36d517</text:p>
          </table:table-cell>
          <table:table-cell table:number-columns-repeated="1011"/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office:value-type="float" office:value="402" calcext:value-type="float">
            <text:p>402</text:p>
          </table:table-cell>
          <table:table-cell table:style-name="ce2" office:value-type="string" calcext:value-type="string">
            <text:p><text:a xlink:href="https://github.com/jekyll/jekyll.git" xlink:type="simple">https://github.com/jekyll/jekyll.git</text:a></text:p>
          </table:table-cell>
          <table:table-cell office:value-type="float" office:value="1609" calcext:value-type="float">
            <text:p>16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8279558da9bc7f80b0a431b1305ff0a6103e895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279558da9bc7f80b0a431b1305ff0a6103e895</text:p>
          </table:table-cell>
          <table:table-cell office:value-type="string" calcext:value-type="string">
            <text:p>fb8e56212322cbf404f2489f309e8e305c004d8a</text:p>
          </table:table-cell>
          <table:table-cell table:number-columns-repeated="2" office:value-type="string" calcext:value-type="string">
            <text:p>56a633ae95f4c914caa5c8059c3d4d3a7a3c0d45</text:p>
          </table:table-cell>
          <table:table-cell office:value-type="string" calcext:value-type="string">
            <text:p>fb8e56212322cbf404f2489f309e8e305c004d8a</text:p>
          </table:table-cell>
          <table:table-cell table:number-columns-repeated="1011"/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office:value-type="float" office:value="403" calcext:value-type="float">
            <text:p>403</text:p>
          </table:table-cell>
          <table:table-cell table:style-name="ce2" office:value-type="string" calcext:value-type="string">
            <text:p><text:a xlink:href="https://github.com/jekyll/jekyll.git" xlink:type="simple">https://github.com/jekyll/jekyll.git</text:a></text:p>
          </table:table-cell>
          <table:table-cell office:value-type="float" office:value="1620" calcext:value-type="float">
            <text:p>16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2f2001ff531e23f69c9e5f60f7eb92b6ee59219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2f2001ff531e23f69c9e5f60f7eb92b6ee59219</text:p>
          </table:table-cell>
          <table:table-cell office:value-type="string" calcext:value-type="string">
            <text:p>dd3018ce026d345acc5029548d91a611b2982fec</text:p>
          </table:table-cell>
          <table:table-cell table:number-columns-repeated="2" office:value-type="string" calcext:value-type="string">
            <text:p>ea397d09460137762e79e45c287933cc11c7836d</text:p>
          </table:table-cell>
          <table:table-cell office:value-type="string" calcext:value-type="string">
            <text:p>dd3018ce026d345acc5029548d91a611b2982fec</text:p>
          </table:table-cell>
          <table:table-cell table:number-columns-repeated="1011"/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office:value-type="float" office:value="404" calcext:value-type="float">
            <text:p>404</text:p>
          </table:table-cell>
          <table:table-cell table:style-name="ce2" office:value-type="string" calcext:value-type="string">
            <text:p><text:a xlink:href="https://github.com/jekyll/jekyll.git" xlink:type="simple">https://github.com/jekyll/jekyll.git</text:a></text:p>
          </table:table-cell>
          <table:table-cell office:value-type="float" office:value="1675" calcext:value-type="float">
            <text:p>167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036cbda2f620942a84b475a858d5f3a88b71a322, 5647a902de7d58e98e3be6b1417fcda1b5ec46ca, 3ca2cb0119608a2f31c5561917c9de4c4ab4d663, cab9047de10dbfec0dd322acfb191cf0dfdf38e3, bd442680ea6809a9ed9811fd0a51577c5865c852, 4bf716c2ad36d955a27250e12509ae9e4eb8b940, 0831d2b0f839f8dfc2dcd39387597b4f89a5ac0a, 92064134d67eb17392a45e4fc82d83423a4b8ff4, 903cce27451db147ba04377f25d0fb11865c75f8]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36cbda2f620942a84b475a858d5f3a88b71a322</text:p>
          </table:table-cell>
          <table:table-cell office:value-type="string" calcext:value-type="string">
            <text:p>012387396a9f196a746327767bc3c2b998e26bec</text:p>
          </table:table-cell>
          <table:table-cell table:number-columns-repeated="2" office:value-type="string" calcext:value-type="string">
            <text:p>354b4b9c545d05e52cb2180411ed0240b72a6832</text:p>
          </table:table-cell>
          <table:table-cell office:value-type="string" calcext:value-type="string">
            <text:p>012387396a9f196a746327767bc3c2b998e26bec</text:p>
          </table:table-cell>
          <table:table-cell table:number-columns-repeated="1011"/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office:value-type="float" office:value="405" calcext:value-type="float">
            <text:p>405</text:p>
          </table:table-cell>
          <table:table-cell table:style-name="ce2" office:value-type="string" calcext:value-type="string">
            <text:p><text:a xlink:href="https://github.com/jekyll/jekyll.git" xlink:type="simple">https://github.com/jekyll/jekyll.git</text:a></text:p>
          </table:table-cell>
          <table:table-cell office:value-type="float" office:value="1693" calcext:value-type="float">
            <text:p>169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2bfafb3b33b801212f390d8fec1c386106e78b5b, c2b750448e4389d5e766b77ce43f7e89ad0a9bee, 8c1706b66e2c147d8ada59188f2315d74a97f486, 35712dcadc781770c0fc2e5176d79e3aed9ecd6f, 396aa16f9900b10daead6c36281b8824df8dde2c, 5b2480c8ba093f550f46dd3aa3eecbb624f4e5c3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bfafb3b33b801212f390d8fec1c386106e78b5b</text:p>
          </table:table-cell>
          <table:table-cell office:value-type="string" calcext:value-type="string">
            <text:p>fa8618879d469b39fa1a0ce48de3e4b2e2694086</text:p>
          </table:table-cell>
          <table:table-cell table:number-columns-repeated="2" office:value-type="string" calcext:value-type="string">
            <text:p>12a55b86ac273f79daf225d60289e3540ad928f0</text:p>
          </table:table-cell>
          <table:table-cell office:value-type="string" calcext:value-type="string">
            <text:p>fa8618879d469b39fa1a0ce48de3e4b2e2694086</text:p>
          </table:table-cell>
          <table:table-cell table:number-columns-repeated="1011"/>
        </table:table-row>
        <table:table-row table:style-name="ro2">
          <table:table-cell table:style-name="ce1" office:value-type="float" office:value="33" calcext:value-type="float">
            <text:p>33</text:p>
          </table:table-cell>
          <table:table-cell office:value-type="float" office:value="406" calcext:value-type="float">
            <text:p>406</text:p>
          </table:table-cell>
          <table:table-cell table:style-name="ce2" office:value-type="string" calcext:value-type="string">
            <text:p><text:a xlink:href="https://github.com/jekyll/jekyll.git" xlink:type="simple">https://github.com/jekyll/jekyll.git</text:a></text:p>
          </table:table-cell>
          <table:table-cell office:value-type="float" office:value="1721" calcext:value-type="float">
            <text:p>17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e91db82d2620e2981691ec49d9a0add20d8d557b, 5591ff2a6bcd4895e334d9f35e344463473b832d, bce2c2efb41fd128195256455dd9714183abb124, f0fbc8f356086f5dd53fb03a274cfdc25ebb76b3, 249b13a98a58b48752e1ce8314ac6aab8a21401c, 5c9f9a4de8ac23d10c498f2fead7720f2df141bc, 8d898dafde3d4624fb5ad9552571c21b3e1ca7cb, be5966a2ec63a3bc7ae1bd4f4dba3cc8120be4b1, 6187861e911eb624434e1fd77a9a8696264d1fe8, 615d49ed664fb117540fac6ca8aafbf3cb7647e8, a4b9bab1dce7ea58eea878b1bc38b7ddcdbefdb0, 480e35037bfc058819709209d528b602c838c6ea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91db82d2620e2981691ec49d9a0add20d8d557b</text:p>
          </table:table-cell>
          <table:table-cell office:value-type="string" calcext:value-type="string">
            <text:p>b58cd5c13265b972c9ecac6f1250b05807225972</text:p>
          </table:table-cell>
          <table:table-cell table:number-columns-repeated="2" office:value-type="string" calcext:value-type="string">
            <text:p>a26663fb3618df8b2a028f00434938ce75aa3dc2</text:p>
          </table:table-cell>
          <table:table-cell office:value-type="string" calcext:value-type="string">
            <text:p>b58cd5c13265b972c9ecac6f1250b05807225972</text:p>
          </table:table-cell>
          <table:table-cell table:number-columns-repeated="1011"/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office:value-type="float" office:value="407" calcext:value-type="float">
            <text:p>407</text:p>
          </table:table-cell>
          <table:table-cell table:style-name="ce2" office:value-type="string" calcext:value-type="string">
            <text:p><text:a xlink:href="https://github.com/jekyll/jekyll.git" xlink:type="simple">https://github.com/jekyll/jekyll.git</text:a></text:p>
          </table:table-cell>
          <table:table-cell office:value-type="float" office:value="1725" calcext:value-type="float">
            <text:p>17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960e01cba815b92918c602775202715c1c525b21, 2b275ef192214be0c6c00e7cc614c2e749ba9014, 96a37ac1abacf9bd84b526595ee47878609e97db, dd851943c08a4a3eb2687138a7c7985839d5d60f, 32b4de3ea6eb82eedc2177d1ac083e23fa1a2586]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60e01cba815b92918c602775202715c1c525b21</text:p>
          </table:table-cell>
          <table:table-cell office:value-type="string" calcext:value-type="string">
            <text:p>f1869cda988d4ed4da0609ccfb9534138f01910f</text:p>
          </table:table-cell>
          <table:table-cell table:number-columns-repeated="2" office:value-type="string" calcext:value-type="string">
            <text:p>20ea0c8d56572c1e34f09f8558428679ea5f618a</text:p>
          </table:table-cell>
          <table:table-cell office:value-type="string" calcext:value-type="string">
            <text:p>f1869cda988d4ed4da0609ccfb9534138f01910f</text:p>
          </table:table-cell>
          <table:table-cell table:number-columns-repeated="1011"/>
        </table:table-row>
        <table:table-row table:style-name="ro2">
          <table:table-cell table:style-name="ce1" office:value-type="float" office:value="35" calcext:value-type="float">
            <text:p>35</text:p>
          </table:table-cell>
          <table:table-cell office:value-type="float" office:value="408" calcext:value-type="float">
            <text:p>408</text:p>
          </table:table-cell>
          <table:table-cell table:style-name="ce2" office:value-type="string" calcext:value-type="string">
            <text:p><text:a xlink:href="https://github.com/jekyll/jekyll.git" xlink:type="simple">https://github.com/jekyll/jekyll.git</text:a></text:p>
          </table:table-cell>
          <table:table-cell office:value-type="float" office:value="1772" calcext:value-type="float">
            <text:p>17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694599645f24006d65baf787e5f05ad47c2ed32a, 310688297b2333cc6e5c9e240712db6e0a1d2ffd, bf1d9a79c4ee7c408127ca0e46a8b7d2340238fa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94599645f24006d65baf787e5f05ad47c2ed32a</text:p>
          </table:table-cell>
          <table:table-cell office:value-type="string" calcext:value-type="string">
            <text:p>23ad7fa4bde350e24a5bdbb7574d6027a0955fb7</text:p>
          </table:table-cell>
          <table:table-cell table:number-columns-repeated="2" office:value-type="string" calcext:value-type="string">
            <text:p>41adc30667bd48a2a7e70b3c7573ef1dc6889792</text:p>
          </table:table-cell>
          <table:table-cell office:value-type="string" calcext:value-type="string">
            <text:p>23ad7fa4bde350e24a5bdbb7574d6027a0955fb7</text:p>
          </table:table-cell>
          <table:table-cell table:number-columns-repeated="1011"/>
        </table:table-row>
        <table:table-row table:style-name="ro2">
          <table:table-cell table:style-name="ce1" office:value-type="float" office:value="36" calcext:value-type="float">
            <text:p>36</text:p>
          </table:table-cell>
          <table:table-cell office:value-type="float" office:value="409" calcext:value-type="float">
            <text:p>409</text:p>
          </table:table-cell>
          <table:table-cell table:style-name="ce2" office:value-type="string" calcext:value-type="string">
            <text:p><text:a xlink:href="https://github.com/jekyll/jekyll.git" xlink:type="simple">https://github.com/jekyll/jekyll.git</text:a></text:p>
          </table:table-cell>
          <table:table-cell office:value-type="float" office:value="1779" calcext:value-type="float">
            <text:p>177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699eeba9f02d0b59aced006be3979e15e4d9ac18, 1c52657d7df1a764a96243f4b37ac0c6963a3800, 67a451ea8414761de811aff1eb427f932ae79645, 80910293293c606de620f6f5092b9a649d475b80, 1cb67932f6272f3817ff5e14570ea32fd4f3af6b, 299cb931470c8e3186baffacef4494d18e4705f5, 8060cb60a2ee17a7bfe306d98ba07398ebd201b9, 5775603f49d95f6c3861934b937917db683d012b, 0874c14b2c875ef67cf90a366a04534a05b6349d, accea6648c73b79d09c20f9607a899a79fcc02a0, 2ba26f1bb634d51f7dae527dcd8162ffbe39f09b, fb911af2cd7d7baeb96d347a10519d25433a8fc9, 9d44d3290b95473516c398f48f4e176d228e2d6e, b3fdaa97928d628aea67ffcbd07680e8d0d42590, 3ccd8dad3198a63cd4a1d63f47faa4eaebe9e119]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99eeba9f02d0b59aced006be3979e15e4d9ac18</text:p>
          </table:table-cell>
          <table:table-cell office:value-type="string" calcext:value-type="string">
            <text:p>20ea0c8d56572c1e34f09f8558428679ea5f618a</text:p>
          </table:table-cell>
          <table:table-cell table:number-columns-repeated="2" office:value-type="string" calcext:value-type="string">
            <text:p>70d9225d9c8560f8f1bd3118afbaf667f7f936a1</text:p>
          </table:table-cell>
          <table:table-cell office:value-type="string" calcext:value-type="string">
            <text:p>20ea0c8d56572c1e34f09f8558428679ea5f618a</text:p>
          </table:table-cell>
          <table:table-cell table:number-columns-repeated="1011"/>
        </table:table-row>
        <table:table-row table:style-name="ro2">
          <table:table-cell table:style-name="ce1" office:value-type="float" office:value="37" calcext:value-type="float">
            <text:p>37</text:p>
          </table:table-cell>
          <table:table-cell office:value-type="float" office:value="410" calcext:value-type="float">
            <text:p>410</text:p>
          </table:table-cell>
          <table:table-cell table:style-name="ce2" office:value-type="string" calcext:value-type="string">
            <text:p><text:a xlink:href="https://github.com/jekyll/jekyll.git" xlink:type="simple">https://github.com/jekyll/jekyll.git</text:a></text:p>
          </table:table-cell>
          <table:table-cell office:value-type="float" office:value="1783" calcext:value-type="float">
            <text:p>178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10aeee9a21a2ead1afe3325852be9f79caa13cf, e3f6d860a2d72b9f1dac87ad706d623fff368ea1, e141dfa03fca35cfad4e4272e44b9e32dedf8568, 87ef39aeb0ce441e6de5f32eeae615774bace906, 01f41a7cfcfa1a0e8fc9cacb5650fa47a405cca1, 848a11b3a8275ae932d45c8e98a5aefb7c2fd3f7, 75efbadbc9225c199dc3cfbbe77653c81c3af81d, 9ff245dbdb81baf21448af96e2309b9e69756ecb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0aeee9a21a2ead1afe3325852be9f79caa13cf</text:p>
          </table:table-cell>
          <table:table-cell office:value-type="string" calcext:value-type="string">
            <text:p>0761769ddabd2fd5ad84f977363b584051fea482</text:p>
          </table:table-cell>
          <table:table-cell table:number-columns-repeated="2" office:value-type="string" calcext:value-type="string">
            <text:p>41adc30667bd48a2a7e70b3c7573ef1dc6889792</text:p>
          </table:table-cell>
          <table:table-cell office:value-type="string" calcext:value-type="string">
            <text:p>0761769ddabd2fd5ad84f977363b584051fea482</text:p>
          </table:table-cell>
          <table:table-cell table:number-columns-repeated="1011"/>
        </table:table-row>
        <table:table-row table:style-name="ro2">
          <table:table-cell table:style-name="ce1" office:value-type="float" office:value="38" calcext:value-type="float">
            <text:p>38</text:p>
          </table:table-cell>
          <table:table-cell office:value-type="float" office:value="411" calcext:value-type="float">
            <text:p>411</text:p>
          </table:table-cell>
          <table:table-cell table:style-name="ce2" office:value-type="string" calcext:value-type="string">
            <text:p><text:a xlink:href="https://github.com/jekyll/jekyll.git" xlink:type="simple">https://github.com/jekyll/jekyll.git</text:a></text:p>
          </table:table-cell>
          <table:table-cell office:value-type="float" office:value="1798" calcext:value-type="float">
            <text:p>17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2a92ad77ccca51acca34cb13dfdfeb8f328a1a5d, 4c6ccc8009680b978ca74f83df3f344ee2743303, 2138dfc0ac0b8c2f016fda74daebefd11a41fb09, a93795bcc06f7a9283602efc4e8ed3f0d37a5272, 50e945f25187c362ae49b27d6a00a5a9c3b17802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a92ad77ccca51acca34cb13dfdfeb8f328a1a5d</text:p>
          </table:table-cell>
          <table:table-cell office:value-type="string" calcext:value-type="string">
            <text:p>fef96d95e14c2c8ed5d8fe1045c714e2841e9fc4</text:p>
          </table:table-cell>
          <table:table-cell table:number-columns-repeated="2" office:value-type="string" calcext:value-type="string">
            <text:p>cb8572fedbea1876c8baec8bb096938b8ed31305</text:p>
          </table:table-cell>
          <table:table-cell office:value-type="string" calcext:value-type="string">
            <text:p>fef96d95e14c2c8ed5d8fe1045c714e2841e9fc4</text:p>
          </table:table-cell>
          <table:table-cell table:number-columns-repeated="1011"/>
        </table:table-row>
        <table:table-row table:style-name="ro2">
          <table:table-cell table:style-name="ce1" office:value-type="float" office:value="39" calcext:value-type="float">
            <text:p>39</text:p>
          </table:table-cell>
          <table:table-cell office:value-type="float" office:value="412" calcext:value-type="float">
            <text:p>412</text:p>
          </table:table-cell>
          <table:table-cell table:style-name="ce2" office:value-type="string" calcext:value-type="string">
            <text:p><text:a xlink:href="https://github.com/jekyll/jekyll.git" xlink:type="simple">https://github.com/jekyll/jekyll.git</text:a></text:p>
          </table:table-cell>
          <table:table-cell office:value-type="float" office:value="1808" calcext:value-type="float">
            <text:p>18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60cbc7f91ecd3dada0d6ce8c214bbc102bebfd9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60cbc7f91ecd3dada0d6ce8c214bbc102bebfd9</text:p>
          </table:table-cell>
          <table:table-cell office:value-type="string" calcext:value-type="string">
            <text:p>cb4d15561ce0ac93e54839e302cc1bd76cf37120</text:p>
          </table:table-cell>
          <table:table-cell table:number-columns-repeated="2" office:value-type="string" calcext:value-type="string">
            <text:p>92907c9545a7925cfc8ebfcb529144daae5d2169</text:p>
          </table:table-cell>
          <table:table-cell office:value-type="string" calcext:value-type="string">
            <text:p>cb4d15561ce0ac93e54839e302cc1bd76cf37120</text:p>
          </table:table-cell>
          <table:table-cell table:number-columns-repeated="1011"/>
        </table:table-row>
        <table:table-row table:style-name="ro2">
          <table:table-cell table:style-name="ce1" office:value-type="float" office:value="40" calcext:value-type="float">
            <text:p>40</text:p>
          </table:table-cell>
          <table:table-cell office:value-type="float" office:value="413" calcext:value-type="float">
            <text:p>413</text:p>
          </table:table-cell>
          <table:table-cell table:style-name="ce2" office:value-type="string" calcext:value-type="string">
            <text:p><text:a xlink:href="https://github.com/jekyll/jekyll.git" xlink:type="simple">https://github.com/jekyll/jekyll.git</text:a></text:p>
          </table:table-cell>
          <table:table-cell office:value-type="float" office:value="1820" calcext:value-type="float">
            <text:p>18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0f4d646510cc4f8d323a8724eccf1ba85fb93c77, bec4a07c1287df0f1194d2fd5be55a9e5fa4c1e3, f606d9339b40f4e442834da5f11018334de63a13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f4d646510cc4f8d323a8724eccf1ba85fb93c77</text:p>
          </table:table-cell>
          <table:table-cell office:value-type="string" calcext:value-type="string">
            <text:p>de49342324c115dc07784371452a3e38cde4cc45</text:p>
          </table:table-cell>
          <table:table-cell table:number-columns-repeated="2" office:value-type="string" calcext:value-type="string">
            <text:p>79c2d5c8f7e762884626fd66d7eed081004dcf0c</text:p>
          </table:table-cell>
          <table:table-cell office:value-type="string" calcext:value-type="string">
            <text:p>de49342324c115dc07784371452a3e38cde4cc45</text:p>
          </table:table-cell>
          <table:table-cell table:number-columns-repeated="1011"/>
        </table:table-row>
        <table:table-row table:style-name="ro2">
          <table:table-cell table:style-name="ce1" office:value-type="float" office:value="41" calcext:value-type="float">
            <text:p>41</text:p>
          </table:table-cell>
          <table:table-cell office:value-type="float" office:value="414" calcext:value-type="float">
            <text:p>414</text:p>
          </table:table-cell>
          <table:table-cell table:style-name="ce2" office:value-type="string" calcext:value-type="string">
            <text:p><text:a xlink:href="https://github.com/jekyll/jekyll.git" xlink:type="simple">https://github.com/jekyll/jekyll.git</text:a></text:p>
          </table:table-cell>
          <table:table-cell office:value-type="float" office:value="1852" calcext:value-type="float">
            <text:p>18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4fafdfccf3a974fdcb4574bd65210833ab9a08e6, b7e34175d01d2b44b0138915f25c06ed1a1d9f1a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fafdfccf3a974fdcb4574bd65210833ab9a08e6</text:p>
          </table:table-cell>
          <table:table-cell office:value-type="string" calcext:value-type="string">
            <text:p>3212aac4bc57854569a75f46bf764b6fd61927f8</text:p>
          </table:table-cell>
          <table:table-cell table:number-columns-repeated="2" office:value-type="string" calcext:value-type="string">
            <text:p>20f44be87f43b31a8d20431ba019cec6e8967dfb</text:p>
          </table:table-cell>
          <table:table-cell office:value-type="string" calcext:value-type="string">
            <text:p>3212aac4bc57854569a75f46bf764b6fd61927f8</text:p>
          </table:table-cell>
          <table:table-cell table:number-columns-repeated="1011"/>
        </table:table-row>
        <table:table-row table:style-name="ro2">
          <table:table-cell table:style-name="ce1" office:value-type="float" office:value="42" calcext:value-type="float">
            <text:p>42</text:p>
          </table:table-cell>
          <table:table-cell office:value-type="float" office:value="415" calcext:value-type="float">
            <text:p>415</text:p>
          </table:table-cell>
          <table:table-cell table:style-name="ce2" office:value-type="string" calcext:value-type="string">
            <text:p><text:a xlink:href="https://github.com/jekyll/jekyll.git" xlink:type="simple">https://github.com/jekyll/jekyll.git</text:a></text:p>
          </table:table-cell>
          <table:table-cell office:value-type="float" office:value="1908" calcext:value-type="float">
            <text:p>190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0bb2af8dee0c7d12a9a49c9a825871cfff7d7248, a62d868c748670502029f3203a1d6b1c26f3131e, 1e7dbcaaff7769b7a6df816ca005205824469683, 5d6b755d7d246a82f760b06bc6bfa27b01fbd6be, 95491eb7e7c111b20b86b18756a26a0f971c4595, 930aac3b79f41142a7123b3f897b2fed39a1ddfc, 3418a9197a2878b55f4b1e31da08baeee0a2157f, 1bbacbd396c812b2b840f392af0c086a37b9d864, 81a7b2267267d3712eaadf8e4bf8f0b14e66b72b, f883acc6644bd60930aa88f2504af3b0e04a7f89, 26dc14881c444198f2c57d740d8ab126525a5b67, e3594728706db09aae99401b317fdb64a9751b2e, c6a37a424b25b0ff73fa80cd80ebf5868a457ec1, f99c726085569fffcb65de0a28da93df1473369b, 0e0e25b9ba75105295fb925751af83d6793fd83f, 04e0b318c8d9395a4b780c0ff2671b4e51a22afe]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bb2af8dee0c7d12a9a49c9a825871cfff7d7248</text:p>
          </table:table-cell>
          <table:table-cell office:value-type="string" calcext:value-type="string">
            <text:p>d68d29c06f2f79e08ddfe5c4105880e8ad541946</text:p>
          </table:table-cell>
          <table:table-cell table:number-columns-repeated="2" office:value-type="string" calcext:value-type="string">
            <text:p>9e22d23801fad50a7b69d84c0827a216a57a6717</text:p>
          </table:table-cell>
          <table:table-cell office:value-type="string" calcext:value-type="string">
            <text:p>d68d29c06f2f79e08ddfe5c4105880e8ad541946</text:p>
          </table:table-cell>
          <table:table-cell table:number-columns-repeated="1011"/>
        </table:table-row>
        <table:table-row table:style-name="ro2">
          <table:table-cell table:style-name="ce1" office:value-type="float" office:value="43" calcext:value-type="float">
            <text:p>43</text:p>
          </table:table-cell>
          <table:table-cell office:value-type="float" office:value="416" calcext:value-type="float">
            <text:p>416</text:p>
          </table:table-cell>
          <table:table-cell table:style-name="ce2" office:value-type="string" calcext:value-type="string">
            <text:p><text:a xlink:href="https://github.com/jekyll/jekyll.git" xlink:type="simple">https://github.com/jekyll/jekyll.git</text:a></text:p>
          </table:table-cell>
          <table:table-cell office:value-type="float" office:value="1926" calcext:value-type="float">
            <text:p>19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9d2849c56201d3e6322c309bf36606f4ef5f62a8, f72365da4fee5e69cb96d20dc61c7fbdafe0f198, ef22ebd7f180c6bd1e18762803bb4b97134a8cd2, 656dcca3d293c312ea3efdf719427c9d1ef0bd86, 2b01b06ec884ab149c619333ed94fdb89dea69fb, f8f678430540680fa71a7d0f2226664e4d363ebd, 00ed567f9996c278a8d426b60711dfb124026429, bdd84f275ea53da95b598e9c829ca66266199a3c, 99721ee8aab2b08064dc56a9782997a403b21d2e, 0fa03d265100e345cf2bc9e25aa5323eee3d3cd5, 53dec6a4f66193ebf3107c4a30f053deb168e42e, 639acea0a7cd51c55cf9d406ac4a6273b95bfa21, 1b20a185ca4bd71add78d3881037f4b7d677158e, 1e15df070181857e7ff079f72e2bce6a977b0d9d, 5a990f7854806f24bf0cc2d79529d56e1993b015, fad210100b1f7620bb1397d35b183d7cdcd2aea6, f612330565f55fa4ecc52b1fe57a71e8832f9691, 73e589df5607726fb0379f6c5e18db5089562768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9d2849c56201d3e6322c309bf36606f4ef5f62a8</text:p>
          </table:table-cell>
          <table:table-cell office:value-type="string" calcext:value-type="string">
            <text:p>08f6f3c2ed971146fd68a9cf6c158f408bb83a6a</text:p>
          </table:table-cell>
          <table:table-cell table:number-columns-repeated="2" office:value-type="string" calcext:value-type="string">
            <text:p>f9d26bfd51695b28879930dcab88148d268a097f</text:p>
          </table:table-cell>
          <table:table-cell office:value-type="string" calcext:value-type="string">
            <text:p>08f6f3c2ed971146fd68a9cf6c158f408bb83a6a</text:p>
          </table:table-cell>
          <table:table-cell table:number-columns-repeated="1011"/>
        </table:table-row>
        <table:table-row table:style-name="ro2">
          <table:table-cell table:style-name="ce1" office:value-type="float" office:value="44" calcext:value-type="float">
            <text:p>44</text:p>
          </table:table-cell>
          <table:table-cell office:value-type="float" office:value="417" calcext:value-type="float">
            <text:p>417</text:p>
          </table:table-cell>
          <table:table-cell table:style-name="ce2" office:value-type="string" calcext:value-type="string">
            <text:p><text:a xlink:href="https://github.com/jekyll/jekyll.git" xlink:type="simple">https://github.com/jekyll/jekyll.git</text:a></text:p>
          </table:table-cell>
          <table:table-cell office:value-type="float" office:value="1940" calcext:value-type="float">
            <text:p>19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45576a39a665ab354e9105f6abe2c829659e5e8c, 96efa9ed062e2a690534ac435f960a46f135b773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5576a39a665ab354e9105f6abe2c829659e5e8c</text:p>
          </table:table-cell>
          <table:table-cell office:value-type="string" calcext:value-type="string">
            <text:p>2484833bc833188af297db6ef2f300d06b38a780</text:p>
          </table:table-cell>
          <table:table-cell table:number-columns-repeated="2" office:value-type="string" calcext:value-type="string">
            <text:p>d1c626f2e26afae1684ac8aad21b9d21b06c8c51</text:p>
          </table:table-cell>
          <table:table-cell office:value-type="string" calcext:value-type="string">
            <text:p>2484833bc833188af297db6ef2f300d06b38a780</text:p>
          </table:table-cell>
          <table:table-cell table:number-columns-repeated="1011"/>
        </table:table-row>
        <table:table-row table:style-name="ro2">
          <table:table-cell table:style-name="ce1" office:value-type="float" office:value="45" calcext:value-type="float">
            <text:p>45</text:p>
          </table:table-cell>
          <table:table-cell office:value-type="float" office:value="418" calcext:value-type="float">
            <text:p>418</text:p>
          </table:table-cell>
          <table:table-cell table:style-name="ce2" office:value-type="string" calcext:value-type="string">
            <text:p><text:a xlink:href="https://github.com/jekyll/jekyll.git" xlink:type="simple">https://github.com/jekyll/jekyll.git</text:a></text:p>
          </table:table-cell>
          <table:table-cell office:value-type="float" office:value="1952" calcext:value-type="float">
            <text:p>19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7f10b324315801c457ba41de5f6b669426789856, 7dc6767bc9a3f6d9ede5160f3f387e1f93da56b9, 05218711b2c9026dfe4849d164a489afe18b205d, 6e80ba868e9c7b0546d97a1a9b9766f0f5c1a14a, 81a2d03e58f1a5b5404177c4cd848d808f9696b5, bd0e45c1b9b3bd8c51ddc64d5909c2c413dab165, a71b755e9e539d595ba47c27832978f2f4b3fd09, ce3fa7fd0239f8eceafe21f17e9da9074f1904da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f10b324315801c457ba41de5f6b669426789856</text:p>
          </table:table-cell>
          <table:table-cell office:value-type="string" calcext:value-type="string">
            <text:p>f9d1739680c0bc05fc82e7001e454abcb2bd8fad</text:p>
          </table:table-cell>
          <table:table-cell table:number-columns-repeated="2" office:value-type="string" calcext:value-type="string">
            <text:p>f9d26bfd51695b28879930dcab88148d268a097f</text:p>
          </table:table-cell>
          <table:table-cell office:value-type="string" calcext:value-type="string">
            <text:p>f9d1739680c0bc05fc82e7001e454abcb2bd8fad</text:p>
          </table:table-cell>
          <table:table-cell table:number-columns-repeated="1011"/>
        </table:table-row>
        <table:table-row table:style-name="ro2">
          <table:table-cell table:style-name="ce1" office:value-type="float" office:value="46" calcext:value-type="float">
            <text:p>46</text:p>
          </table:table-cell>
          <table:table-cell office:value-type="float" office:value="419" calcext:value-type="float">
            <text:p>419</text:p>
          </table:table-cell>
          <table:table-cell table:style-name="ce2" office:value-type="string" calcext:value-type="string">
            <text:p><text:a xlink:href="https://github.com/jekyll/jekyll.git" xlink:type="simple">https://github.com/jekyll/jekyll.git</text:a></text:p>
          </table:table-cell>
          <table:table-cell office:value-type="float" office:value="2039" calcext:value-type="float">
            <text:p>20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dcd7b362697f896df2f6d69735a045c07dd9b89e, 1c146ec649aebb55ce8c2259fc8b00a8426e3d63, 050e982006feaad46ddc83743ca06287957c5a64, 2d0e65b5f798ea3685d31250f4a4c0f74bdc8486, 5836b441f6e412272839c3a9c0801ebdec4d798f, ea71036e8ccc20b42037a07f307adcdb469a34c9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cd7b362697f896df2f6d69735a045c07dd9b89e</text:p>
          </table:table-cell>
          <table:table-cell office:value-type="string" calcext:value-type="string">
            <text:p>0b1d22dd614b3f7fb1dcc432fc18d16e0f1b445c</text:p>
          </table:table-cell>
          <table:table-cell table:number-columns-repeated="2" office:value-type="string" calcext:value-type="string">
            <text:p>3e670e72abf5fb4c03e5b4f42e90d624fb354827</text:p>
          </table:table-cell>
          <table:table-cell office:value-type="string" calcext:value-type="string">
            <text:p>0b1d22dd614b3f7fb1dcc432fc18d16e0f1b445c</text:p>
          </table:table-cell>
          <table:table-cell table:number-columns-repeated="1011"/>
        </table:table-row>
        <table:table-row table:style-name="ro2">
          <table:table-cell table:style-name="ce1" office:value-type="float" office:value="47" calcext:value-type="float">
            <text:p>47</text:p>
          </table:table-cell>
          <table:table-cell office:value-type="float" office:value="420" calcext:value-type="float">
            <text:p>420</text:p>
          </table:table-cell>
          <table:table-cell table:style-name="ce2" office:value-type="string" calcext:value-type="string">
            <text:p><text:a xlink:href="https://github.com/jekyll/jekyll.git" xlink:type="simple">https://github.com/jekyll/jekyll.git</text:a></text:p>
          </table:table-cell>
          <table:table-cell office:value-type="float" office:value="2079" calcext:value-type="float">
            <text:p>20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c20fc036042aa5092f22981b264a9d53ee4dbd9f, 968f3b0911245de58a8c4a19aae115baa19b6992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20fc036042aa5092f22981b264a9d53ee4dbd9f</text:p>
          </table:table-cell>
          <table:table-cell office:value-type="string" calcext:value-type="string">
            <text:p>47653381b1b4f38849a79193e3fd16fcfe8ae27e</text:p>
          </table:table-cell>
          <table:table-cell table:number-columns-repeated="2" office:value-type="string" calcext:value-type="string">
            <text:p>65f0d66e39a89f9895be097f45935f303ea700c6</text:p>
          </table:table-cell>
          <table:table-cell office:value-type="string" calcext:value-type="string">
            <text:p>47653381b1b4f38849a79193e3fd16fcfe8ae27e</text:p>
          </table:table-cell>
          <table:table-cell table:number-columns-repeated="1011"/>
        </table:table-row>
        <table:table-row table:style-name="ro2">
          <table:table-cell table:style-name="ce1" office:value-type="float" office:value="48" calcext:value-type="float">
            <text:p>48</text:p>
          </table:table-cell>
          <table:table-cell office:value-type="float" office:value="421" calcext:value-type="float">
            <text:p>421</text:p>
          </table:table-cell>
          <table:table-cell table:style-name="ce2" office:value-type="string" calcext:value-type="string">
            <text:p><text:a xlink:href="https://github.com/jekyll/jekyll.git" xlink:type="simple">https://github.com/jekyll/jekyll.git</text:a></text:p>
          </table:table-cell>
          <table:table-cell office:value-type="float" office:value="2081" calcext:value-type="float">
            <text:p>20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5a92a73010eb810eb0f185645f1023022522b7c6, dc4d7c0bf4cf20b16ad0c51040bf4aca05de9c04, d64fd1e8fea9de400109cf0f3f181d590e67293f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5a92a73010eb810eb0f185645f1023022522b7c6</text:p>
          </table:table-cell>
          <table:table-cell office:value-type="string" calcext:value-type="string">
            <text:p>92db4ed89f532748c03fb071826f81c34ea389ed</text:p>
          </table:table-cell>
          <table:table-cell table:number-columns-repeated="2" office:value-type="string" calcext:value-type="string">
            <text:p>5c680db7584027de3bfc4fde04a144d16087aaa2</text:p>
          </table:table-cell>
          <table:table-cell office:value-type="string" calcext:value-type="string">
            <text:p>92db4ed89f532748c03fb071826f81c34ea389ed</text:p>
          </table:table-cell>
          <table:table-cell table:number-columns-repeated="1011"/>
        </table:table-row>
        <table:table-row table:style-name="ro2">
          <table:table-cell table:style-name="ce1" office:value-type="float" office:value="49" calcext:value-type="float">
            <text:p>49</text:p>
          </table:table-cell>
          <table:table-cell office:value-type="float" office:value="422" calcext:value-type="float">
            <text:p>422</text:p>
          </table:table-cell>
          <table:table-cell table:style-name="ce2" office:value-type="string" calcext:value-type="string">
            <text:p><text:a xlink:href="https://github.com/jekyll/jekyll.git" xlink:type="simple">https://github.com/jekyll/jekyll.git</text:a></text:p>
          </table:table-cell>
          <table:table-cell office:value-type="float" office:value="2298" calcext:value-type="float">
            <text:p>22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f688c9df81c257bd1ff7e75d1fd4c46430f2a2b9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688c9df81c257bd1ff7e75d1fd4c46430f2a2b9</text:p>
          </table:table-cell>
          <table:table-cell office:value-type="string" calcext:value-type="string">
            <text:p>d97bcadd034b1e4c23cfeef95c75558dad452b4a</text:p>
          </table:table-cell>
          <table:table-cell table:number-columns-repeated="2" office:value-type="string" calcext:value-type="string">
            <text:p>3fa9af17fa5449fc7f59618d429febe5a7d06fff</text:p>
          </table:table-cell>
          <table:table-cell office:value-type="string" calcext:value-type="string">
            <text:p>d97bcadd034b1e4c23cfeef95c75558dad452b4a</text:p>
          </table:table-cell>
          <table:table-cell table:number-columns-repeated="1011"/>
        </table:table-row>
        <table:table-row table:style-name="ro2">
          <table:table-cell table:style-name="ce1" office:value-type="float" office:value="50" calcext:value-type="float">
            <text:p>50</text:p>
          </table:table-cell>
          <table:table-cell office:value-type="float" office:value="423" calcext:value-type="float">
            <text:p>423</text:p>
          </table:table-cell>
          <table:table-cell table:style-name="ce2" office:value-type="string" calcext:value-type="string">
            <text:p><text:a xlink:href="https://github.com/jekyll/jekyll.git" xlink:type="simple">https://github.com/jekyll/jekyll.git</text:a></text:p>
          </table:table-cell>
          <table:table-cell office:value-type="float" office:value="2299" calcext:value-type="float">
            <text:p>22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ecb70d3e3a9fcb2e43bf1cd8298462ba31e7336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ecb70d3e3a9fcb2e43bf1cd8298462ba31e7336</text:p>
          </table:table-cell>
          <table:table-cell office:value-type="string" calcext:value-type="string">
            <text:p>d97bcadd034b1e4c23cfeef95c75558dad452b4a</text:p>
          </table:table-cell>
          <table:table-cell table:number-columns-repeated="2" office:value-type="string" calcext:value-type="string">
            <text:p>3fa9af17fa5449fc7f59618d429febe5a7d06fff</text:p>
          </table:table-cell>
          <table:table-cell office:value-type="string" calcext:value-type="string">
            <text:p>d97bcadd034b1e4c23cfeef95c75558dad452b4a</text:p>
          </table:table-cell>
          <table:table-cell table:number-columns-repeated="1011"/>
        </table:table-row>
        <table:table-row table:style-name="ro2">
          <table:table-cell table:style-name="ce1" office:value-type="float" office:value="51" calcext:value-type="float">
            <text:p>51</text:p>
          </table:table-cell>
          <table:table-cell office:value-type="float" office:value="424" calcext:value-type="float">
            <text:p>424</text:p>
          </table:table-cell>
          <table:table-cell table:style-name="ce2" office:value-type="string" calcext:value-type="string">
            <text:p><text:a xlink:href="https://github.com/jekyll/jekyll.git" xlink:type="simple">https://github.com/jekyll/jekyll.git</text:a></text:p>
          </table:table-cell>
          <table:table-cell office:value-type="float" office:value="2323" calcext:value-type="float">
            <text:p>23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ba77a024d6eeb12c5e3113ab37fa8ef9e8489794, 0756d1f765a7cc7815fad5975a61393234fc0762, d88354e2dff644248c94617b8a20d12c7cb78bb3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77a024d6eeb12c5e3113ab37fa8ef9e8489794</text:p>
          </table:table-cell>
          <table:table-cell office:value-type="string" calcext:value-type="string">
            <text:p>a2e0d76d4ec341e0201cf01e8514c916e3f114a3</text:p>
          </table:table-cell>
          <table:table-cell table:number-columns-repeated="2" office:value-type="string" calcext:value-type="string">
            <text:p>dd5fb69c2fd7561b3cb4f3579eb45912af70603e</text:p>
          </table:table-cell>
          <table:table-cell office:value-type="string" calcext:value-type="string">
            <text:p>a2e0d76d4ec341e0201cf01e8514c916e3f114a3</text:p>
          </table:table-cell>
          <table:table-cell table:number-columns-repeated="1011"/>
        </table:table-row>
        <table:table-row table:style-name="ro2">
          <table:table-cell table:style-name="ce1" office:value-type="float" office:value="52" calcext:value-type="float">
            <text:p>52</text:p>
          </table:table-cell>
          <table:table-cell office:value-type="float" office:value="425" calcext:value-type="float">
            <text:p>425</text:p>
          </table:table-cell>
          <table:table-cell table:style-name="ce2" office:value-type="string" calcext:value-type="string">
            <text:p><text:a xlink:href="https://github.com/jekyll/jekyll.git" xlink:type="simple">https://github.com/jekyll/jekyll.git</text:a></text:p>
          </table:table-cell>
          <table:table-cell office:value-type="float" office:value="2325" calcext:value-type="float">
            <text:p>23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2b2e027b34a60cbb438dd048a4a532858cd5bbe6, fff313a62dc6712654e4da6c668caa3c873b54a1, 6dcfe1283a775fcf4a27c3a395e05714c2aa9c4a, b68149c7bc861cb758c6b0f8b211261705cc2452, a076ce070284702b108fd1e128b0de3011df948c, 58b4ffd93595720fa63cec45b349631e90d3b4db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b2e027b34a60cbb438dd048a4a532858cd5bbe6</text:p>
          </table:table-cell>
          <table:table-cell office:value-type="string" calcext:value-type="string">
            <text:p>dd5fb69c2fd7561b3cb4f3579eb45912af70603e</text:p>
          </table:table-cell>
          <table:table-cell table:number-columns-repeated="2" office:value-type="string" calcext:value-type="string">
            <text:p>a0aa3fa6dcd9950ecaf59aa30a814fde31f2b930</text:p>
          </table:table-cell>
          <table:table-cell office:value-type="string" calcext:value-type="string">
            <text:p>dd5fb69c2fd7561b3cb4f3579eb45912af70603e</text:p>
          </table:table-cell>
          <table:table-cell table:number-columns-repeated="1011"/>
        </table:table-row>
        <table:table-row table:style-name="ro2">
          <table:table-cell table:style-name="ce1" office:value-type="float" office:value="53" calcext:value-type="float">
            <text:p>53</text:p>
          </table:table-cell>
          <table:table-cell office:value-type="float" office:value="426" calcext:value-type="float">
            <text:p>426</text:p>
          </table:table-cell>
          <table:table-cell table:style-name="ce2" office:value-type="string" calcext:value-type="string">
            <text:p><text:a xlink:href="https://github.com/jekyll/jekyll.git" xlink:type="simple">https://github.com/jekyll/jekyll.git</text:a></text:p>
          </table:table-cell>
          <table:table-cell office:value-type="float" office:value="2346" calcext:value-type="float">
            <text:p>23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49c39f43a1c19958ab414692736987b2ae1c8b37, ee0167d7060bd967204d30fb9736a23d3d134974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9c39f43a1c19958ab414692736987b2ae1c8b37</text:p>
          </table:table-cell>
          <table:table-cell office:value-type="string" calcext:value-type="string">
            <text:p>52fbd940c3c5985e6202fa83007e6cdf63677873</text:p>
          </table:table-cell>
          <table:table-cell table:number-columns-repeated="2" office:value-type="string" calcext:value-type="string">
            <text:p>605adf88d5a296c79b4fb3a676d1756e7ebddf6e</text:p>
          </table:table-cell>
          <table:table-cell office:value-type="string" calcext:value-type="string">
            <text:p>52fbd940c3c5985e6202fa83007e6cdf63677873</text:p>
          </table:table-cell>
          <table:table-cell table:number-columns-repeated="1011"/>
        </table:table-row>
        <table:table-row table:style-name="ro2">
          <table:table-cell table:style-name="ce1" office:value-type="float" office:value="54" calcext:value-type="float">
            <text:p>54</text:p>
          </table:table-cell>
          <table:table-cell office:value-type="float" office:value="427" calcext:value-type="float">
            <text:p>427</text:p>
          </table:table-cell>
          <table:table-cell table:style-name="ce2" office:value-type="string" calcext:value-type="string">
            <text:p><text:a xlink:href="https://github.com/jekyll/jekyll.git" xlink:type="simple">https://github.com/jekyll/jekyll.git</text:a></text:p>
          </table:table-cell>
          <table:table-cell office:value-type="float" office:value="2354" calcext:value-type="float">
            <text:p>23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080108b0f0a5cc50aa1eefdc80dc2d03897baef7, 9da140fcb2277c6201e50980a8a6f774dac4cf29, 288d5045d2fbb278505d120259bc29a6b6b9b74f, 73fa7dcad41be24e0d5f32856361c07b5622d7f3, f3fd105b40afa0ee3c6e313123abcb7cfb8b5b68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0108b0f0a5cc50aa1eefdc80dc2d03897baef7</text:p>
          </table:table-cell>
          <table:table-cell office:value-type="string" calcext:value-type="string">
            <text:p>ccbd2c39a1f2d90a78ef13f17998178a4e4bbcbd</text:p>
          </table:table-cell>
          <table:table-cell table:number-columns-repeated="2" office:value-type="string" calcext:value-type="string">
            <text:p>563933f114e08697d13b7730d007f6b4567485f9</text:p>
          </table:table-cell>
          <table:table-cell office:value-type="string" calcext:value-type="string">
            <text:p>ccbd2c39a1f2d90a78ef13f17998178a4e4bbcbd</text:p>
          </table:table-cell>
          <table:table-cell table:number-columns-repeated="1011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2T00:39:36</meta:creation-date>
    <dc:date>2024-02-17T00:29:20.689557354</dc:date>
    <meta:generator>LibreOffice/7.3.7.2$Linux_X86_64 LibreOffice_project/30$Build-2</meta:generator>
    <meta:editing-duration>PT4M6S</meta:editing-duration>
    <meta:editing-cycles>1</meta:editing-cycles>
    <meta:document-statistic meta:table-count="1" meta:cell-count="727" meta:object-count="0"/>
    <meta:user-defined meta:name="AppVersion">12.0000</meta:user-defined>
  </office:meta>
</office:document-meta>
</file>